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formRandomTim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iformRandomTim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iformRandomTimerGui.UniformRandomTim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formRandomTimerGui.error( Exception e , JComponent thro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formRandomTimerGui.modifyTestElement( TestElement ti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iformRandomTim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niformRandomTim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formRandomTim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